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Introspec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Iterator( Object obj , Info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SMethod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ableIterator.ScriptableIterator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Method.JSMethod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G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Set.JSPropertyS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PropertyGet( Object obj , String identifier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Method.invoke( Object thisArg , Object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criptab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Method( Object obj , String methodName , Object [ ] args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Introspec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tive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unwrap( Object res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PropertySet.invoke( Object thisArg , Object r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tiveArrayIterator.NativeArrayIterator( NativeArray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Get.invoke( Object thisAr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riptabl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Introspector.getPropertySet( Object obj , String identifier , Object arg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Get.JSPropertyG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G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